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201.46pt"/>
    </style:style>
    <style:style style:name="co7" style:family="table-column">
      <style:table-column-properties fo:break-before="auto" style:column-width="208.4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table:style-name="ce8" office:value-type="string" calcext:value-type="string">
            <text:p>Freaky Forest</text:p>
          </table:table-cell>
          <table:table-cell table:style-name="ce8" office:value-type="string" calcext:value-type="string">
            <text:p>Through the Sharp Hawthorn Blow the Win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8" office:value-type="string" calcext:value-type="string">
            <text:p>Milky Mountains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table:style-name="ce8" office:value-type="string" calcext:value-type="string">
            <text:p>Golden Gear Solid</text:p>
          </table:table-cell>
          <table:table-cell table:style-name="ce8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Box Rock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Misconveyed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Gravity, Hypocrisy, &amp; the Perils o’ Being in 3D</text:p>
          </table:table-cell>
          <table:table-cell office:value-type="string" calcext:value-type="string">
            <text:p>Donut Dungeon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office:value-type="string" calcext:value-type="string">
            <text:p>Play in the Background</text:p>
          </table:table-cell>
          <table:table-cell/>
          <table:table-cell table:style-name="ce8" office:value-type="string" calcext:value-type="string">
            <text:p>Mart Cart Madness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rpl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reen/veridia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dark purpl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green/teal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/peach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ellow/tan</text:p>
          </table:table-cell>
          <table:table-cell table:style-name="ce8" office:value-type="string" calcext:value-type="string">
            <text:p>brown/tan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ky blu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lue/periwinkle</text:p>
          </table:table-cell>
          <table:table-cell table:style-name="ce8" office:value-type="string" calcext:value-type="string">
            <text:p>pink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whi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peach/tan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 table:style-name="ce8" office:value-type="string" calcext:value-type="string">
            <text:p>orange/b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brown/dark gray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red and blu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yellow</text:p>
          </table:table-cell>
          <table:table-cell table:style-name="ce8" office:value-type="string" calcext:value-type="string">
            <text:p>purple</text:p>
          </table:table-cell>
          <table:table-cell table:style-name="ce8" office:value-type="string" calcext:value-type="string">
            <text:p>red</text:p>
          </table:table-cell>
          <table:table-cell office:value-type="string" calcext:value-type="string">
            <text:p>Level Industri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ark gray</text:p>
          </table:table-cell>
          <table:table-cell office:value-type="string" calcext:value-type="string">
            <text:p>green and re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gold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6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6" office:value-type="string" calcext:value-type="string">
            <text:p>purple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pin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een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orange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ol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tan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ray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rown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ue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hit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black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7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1">00/00/0000</text:date>, <text:time style:data-style-name="N2" text:time-value="09:39:32.086347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9-09-01T09:39:46.316286107</dc:date>
    <meta:editing-duration>P4DT1H57M22S</meta:editing-duration>
    <meta:editing-cycles>203</meta:editing-cycles>
    <meta:generator>LibreOffice/5.1.6.2$Linux_X86_64 LibreOffice_project/10m0$Build-2</meta:generator>
    <meta:document-statistic meta:table-count="2" meta:cell-count="198" meta:object-count="0"/>
  </office:meta>
</office:document-meta>
</file>